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4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n</text:span>! means <text:span text:style-name="T2">n </text:span>× (<text:span text:style-name="T2">n </text:span>− 1) × ... × 3 × 2 × 1</text:p>
      <text:p text:style-name="P1">For example, 10! = 10 × 9 × ... × 3 × 2 × 1 = 3628800,<text:line-break/>and the sum of the digits in the number 10! is 3 + 6 + 2 + 8 + 8 + 0 + 0 = 27.</text:p>
      <text:p text:style-name="P1">Find the sum of the digits in the number 100!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10T11:47:30.287000000</dc:date>
    <meta:editing-duration>PT7M6S</meta:editing-duration>
    <meta:editing-cycles>12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3" meta:word-count="68" meta:character-count="216" meta:non-whitespace-character-count="151"/>
  </office:meta>
</office:document-meta>
</file>